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 Increased capacity to express ideas</text:span></text:p>
      <text:p text:style-name="Standard"/>
      <text:p text:style-name="P2">C++: It's a language with vast library support and it allows for more control, especially in manipulating strings and characters. The use of libraries like &lt;bits/stdc++.h&gt; simplifies the implementation.</text:p>
      <text:p text:style-name="P2"/>
      <text:p text:style-name="P2">Java: Java has a strong type system and class based approach that leads to more structured code. String manipulation is more verbose while also being clearer, as shown in the hexadecimal conversion method.</text:p>
      <text:p text:style-name="P2"/>
      <text:p text:style-name="P2">Python: Python shines with its readability and simplicity. The easy to understand and concise syntax, as seen in list comprehensions and string operations, allows expressing complex ideas in fewer lines of code.</text:p>
      <text:p text:style-name="Standard"/>
      <text:p text:style-name="Standard"><text:span text:style-name="T1">ii) Increased ability to learn new languages</text:span></text:p>
      <text:p text:style-name="P1"/>
      <text:p text:style-name="P2">Concepts like data type conversion, string manipulation, and control structures are common but their implementation differs in each language. In programming with each language, we got a deeper understanding of programming concepts beyond syntax.</text:p>
      <text:p text:style-name="Standard"/>
      <text:p text:style-name="Standard"><text:span text:style-name="T1">iii) Better understanding of the significance of implementation</text:span></text:p>
      <text:p text:style-name="P1"/>
      <text:p text:style-name="P2">Each language's unique features influence implementation. In Python, dynamic typing and builtin functions make certain operations more straightforward than in C++ or Java, where more code is required to achieve the same functionality. The choice of language can significantly impact the efficiency and complexity of the code. For example, reversing a string in Python can be done succinctly using slicing, whereas in Java and C++, it requires more lines of code and manual handling.</text:p>
      <text:p text:style-name="Standard"/>
      <text:p text:style-name="Standard"><text:span text:style-name="T1">iv) Better use of languages that are already known</text:span></text:p>
      <text:p text:style-name="P1"/>
      <text:p text:style-name="P2">C++: The experience with C++ in this project shows its strength in low-level operations and control over memory management, critical for performance intensive applications. The explicit handling of data types and manual string manipulation in C++ help us gain a deeper understanding of how operations are executed at a lower level.</text:p>
      <text:p text:style-name="P2"/>
      <text:p text:style-name="P2">Java: Java's strong type system and object-oriented features encourage a more structured approach to problem solving. This experience helps in appreciating Java’s comprehensive standard libraries and its utility in developing robust and maintainable code for large-scale applications.</text:p>
      <text:p text:style-name="P2"/>
      <text:p text:style-name="P2">Python: The experience with Python highlights its efficiency for rapid development and prototyping, especially useful for scripting and data analysis.</text:p>
      <text:p text:style-name="P1"/>
      <text:p text:style-name="Standard"><text:span text:style-name="T1">(v) Improved background for choosing appropriate languages </text:span></text:p>
      <text:p text:style-name="P1"><text:soft-page-break/></text:p>
      <text:p text:style-name="P2">This experience showed the importance of selecting the right tool for the job. For quick script-like tasks, Python's brevity is better. For applications requiring intensive memory and CPU usage, C++ might be the better choice due to its lower level capabilities.</text:p>
      <text:p text:style-name="P2">Java's portability and extensive libraries make it a strong candidate for cross platform applications and largescale syst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405" meta:character-count="2751" meta:non-whitespace-character-count="2360"/>
    <meta:generator>LibreOfficeDev/6.0.5.2$Linux_X86_64 LibreOffice_project/</meta:generator>
  </office:meta>
</office:document-meta>
</file>